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77146" officeooo:paragraph-rsid="00077146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139d60" officeooo:paragraph-rsid="00139d60"/>
    </style:style>
    <style:style style:name="P4" style:family="paragraph" style:parent-style-name="Standard">
      <style:text-properties fo:font-weight="bold" officeooo:rsid="00139d60" officeooo:paragraph-rsid="00139d60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do vi /etc/apt/sources.list</text:p>
      <text:p text:style-name="P2"><text:span text:style-name="Source_20_Text">mysql -u root -p</text:span></text:p>
      <text:p text:style-name="Standard"/>
      <text:p text:style-name="P1">DB 보안 설정 : sudo mysql_secure_installation</text:p>
      <text:p text:style-name="Standard">참고: <text:a xlink:type="simple" xlink:href="https://linuxize.com/post/how-to-install-mariadb-on-ubuntu-18-04/" text:style-name="Internet_20_link" text:visited-style-name="Visited_20_Internet_20_Link">https://linuxize.com/post/how-to-install-mariadb-on-ubuntu-18-04/</text:a> </text:p>
      <text:p text:style-name="Standard"/>
      <text:p text:style-name="Standard">지라 사용법</text:p>
      <text:p text:style-name="Standard">참고: <text:s/>https://www.lesstif.com/pages/viewpage.action?pageId=12943700/</text:p>
      <text:p text:style-name="Standard"/>
      <text:p text:style-name="Standard"/>
      <text:p text:style-name="P3">git 사용법</text:p>
      <text:p text:style-name="P4"/>
      <text:p text:style-name="P4">clone</text:p>
      <text:p text:style-name="P3">참고: http://junho85.pe.kr/1010</text:p>
      <text:p text:style-name="Standard"/>
      <text:p text:style-name="Standard">git clone /home/alice/project myrep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 Regular" style:font-family-asian="'Noto Sans Mono CJK JP Regula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5:10:02.064811698</meta:creation-date>
    <meta:generator>LibreOffice/6.0.6.2$Linux_X86_64 LibreOffice_project/00m0$Build-2</meta:generator>
    <dc:date>2018-11-07T15:10:54.676801588</dc:date>
    <meta:editing-duration>PT3H18M15S</meta:editing-duration>
    <meta:editing-cycles>9</meta:editing-cycles>
    <meta:document-statistic meta:table-count="0" meta:image-count="0" meta:object-count="0" meta:page-count="1" meta:paragraph-count="10" meta:word-count="41" meta:character-count="306" meta:non-whitespace-character-count="286"/>
  </office:meta>
</office:document-meta>
</file>